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09000001762712A15BC7291DDC.png" manifest:media-type="image/png"/>
  <manifest:file-entry manifest:full-path="Pictures/1000020100000171000001C3E1A872855F90355B.png" manifest:media-type="image/png"/>
  <manifest:file-entry manifest:full-path="Pictures/1000020100000292000002DA75A7B952B06C5F52.png" manifest:media-type="image/png"/>
  <manifest:file-entry manifest:full-path="Pictures/100002010000013B00000166D27E52F0C634C404.png" manifest:media-type="image/png"/>
  <manifest:file-entry manifest:full-path="Pictures/10000201000001A2000001E10D08AB2F766B462A.png" manifest:media-type="image/png"/>
  <manifest:file-entry manifest:full-path="Pictures/1000020100000258000001C40AD49ECCA3FA2B1C.png" manifest:media-type="image/png"/>
  <manifest:file-entry manifest:full-path="Pictures/10000201000000F30000015A52365894FBF8DC3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81d41a" draw:textarea-horizontal-align="justify" draw:textarea-vertical-align="middle" draw:auto-grow-height="false" fo:min-height="1.726cm" fo:min-width="0.938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02cm" fo:min-width="2.802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019cm" fo:min-width="2.802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4.322cm" fo:min-width="2.294cm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1.726cm" fo:min-width="0.938cm"/>
    </style:style>
    <style:style style:name="gr6" style:family="graphic" style:parent-style-name="standard">
      <style:graphic-properties draw:stroke="none" draw:fill-color="#6b5e9b" draw:textarea-horizontal-align="justify" draw:textarea-vertical-align="middle" draw:auto-grow-height="false" fo:min-height="0.841cm" fo:min-width="2.802cm"/>
    </style:style>
    <style:style style:name="gr7" style:family="graphic" style:parent-style-name="standard">
      <style:graphic-properties draw:stroke="none" draw:fill-color="#6b5e9b" draw:textarea-horizontal-align="justify" draw:textarea-vertical-align="middle" draw:auto-grow-height="false" fo:min-height="0.786cm" fo:min-width="2.823cm"/>
    </style:style>
    <style:style style:name="gr8" style:family="graphic" style:parent-style-name="standard">
      <style:graphic-properties draw:stroke="none" draw:fill-color="#6b5e9b" draw:textarea-horizontal-align="justify" draw:textarea-vertical-align="middle" draw:auto-grow-height="false" fo:min-height="4.322cm" fo:min-width="2.294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2a6099" draw:textarea-horizontal-align="justify" draw:textarea-vertical-align="middle" draw:auto-grow-height="false" fo:min-height="0.841cm" fo:min-width="2.802cm"/>
    </style:style>
    <style:style style:name="gr12" style:family="graphic" style:parent-style-name="standard">
      <style:graphic-properties draw:stroke="none" draw:fill-color="#2a6099" draw:textarea-horizontal-align="justify" draw:textarea-vertical-align="middle" draw:auto-grow-height="false" fo:min-height="0.786cm" fo:min-width="2.823cm"/>
    </style:style>
    <style:style style:name="gr13" style:family="graphic" style:parent-style-name="standard">
      <style:graphic-properties draw:stroke="none" draw:fill-color="#2a6099" draw:textarea-horizontal-align="justify" draw:textarea-vertical-align="middle" draw:auto-grow-height="false" fo:min-height="4.322cm" fo:min-width="2.294cm"/>
    </style:style>
    <style:style style:name="gr14" style:family="graphic" style:parent-style-name="standard">
      <style:graphic-properties draw:stroke="none" draw:fill-color="#127622" draw:textarea-horizontal-align="justify" draw:textarea-vertical-align="middle" draw:auto-grow-height="false" fo:min-height="0.841cm" fo:min-width="2.802cm"/>
    </style:style>
    <style:style style:name="gr15" style:family="graphic" style:parent-style-name="standard">
      <style:graphic-properties draw:stroke="none" draw:fill-color="#127622" draw:textarea-horizontal-align="justify" draw:textarea-vertical-align="middle" draw:auto-grow-height="false" fo:min-height="0.786cm" fo:min-width="2.823cm"/>
    </style:style>
    <style:style style:name="gr16" style:family="graphic" style:parent-style-name="standard">
      <style:graphic-properties draw:stroke="none" draw:fill-color="#127622" draw:textarea-horizontal-align="justify" draw:textarea-vertical-align="middle" draw:auto-grow-height="false" fo:min-height="4.322cm" fo:min-width="2.294cm"/>
    </style:style>
    <style:style style:name="gr17" style:family="graphic" style:parent-style-name="standard">
      <style:graphic-properties draw:stroke="none" draw:fill-color="#ff5429" draw:textarea-horizontal-align="justify" draw:textarea-vertical-align="middle" draw:auto-grow-height="false" fo:min-height="0.841cm" fo:min-width="2.802cm"/>
    </style:style>
    <style:style style:name="gr18" style:family="graphic" style:parent-style-name="standard">
      <style:graphic-properties draw:stroke="none" draw:fill-color="#ff5429" draw:textarea-horizontal-align="justify" draw:textarea-vertical-align="middle" draw:auto-grow-height="false" fo:min-height="0.786cm" fo:min-width="2.823cm"/>
    </style:style>
    <style:style style:name="gr19" style:family="graphic" style:parent-style-name="standard">
      <style:graphic-properties draw:stroke="none" draw:fill-color="#ff5429" draw:textarea-horizontal-align="justify" draw:textarea-vertical-align="middle" draw:auto-grow-height="false" fo:min-height="4.322cm" fo:min-width="2.294cm"/>
    </style:style>
    <style:style style:name="gr20" style:family="graphic" style:parent-style-name="standard">
      <style:graphic-properties draw:stroke="none" draw:fill-color="#a1467e" draw:textarea-horizontal-align="justify" draw:textarea-vertical-align="middle" draw:auto-grow-height="false" fo:min-height="0.841cm" fo:min-width="2.802cm"/>
    </style:style>
    <style:style style:name="gr21" style:family="graphic" style:parent-style-name="standard">
      <style:graphic-properties draw:stroke="none" draw:fill-color="#a1467e" draw:textarea-horizontal-align="justify" draw:textarea-vertical-align="middle" draw:auto-grow-height="false" fo:min-height="0.786cm" fo:min-width="2.823cm"/>
    </style:style>
    <style:style style:name="gr22" style:family="graphic" style:parent-style-name="standard">
      <style:graphic-properties draw:stroke="none" draw:fill-color="#a1467e" draw:textarea-horizontal-align="justify" draw:textarea-vertical-align="middle" draw:auto-grow-height="false" fo:min-height="4.322cm" fo:min-width="2.294cm"/>
    </style:style>
    <style:style style:name="gr23" style:family="graphic" style:parent-style-name="standard">
      <style:graphic-properties draw:stroke="none" draw:fill-color="#5983b0" draw:textarea-horizontal-align="justify" draw:textarea-vertical-align="middle" draw:auto-grow-height="false" fo:min-height="0.841cm" fo:min-width="2.802cm"/>
    </style:style>
    <style:style style:name="gr24" style:family="graphic" style:parent-style-name="standard">
      <style:graphic-properties draw:stroke="none" draw:fill-color="#5983b0" draw:textarea-horizontal-align="justify" draw:textarea-vertical-align="middle" draw:auto-grow-height="false" fo:min-height="0.786cm" fo:min-width="2.823cm"/>
    </style:style>
    <style:style style:name="gr25" style:family="graphic" style:parent-style-name="standard">
      <style:graphic-properties draw:stroke="none" draw:fill-color="#5983b0" draw:textarea-horizontal-align="justify" draw:textarea-vertical-align="middle" draw:auto-grow-height="false" fo:min-height="4.322cm" fo:min-width="2.294cm"/>
    </style:style>
    <style:style style:name="gr26" style:family="graphic" style:parent-style-name="standard">
      <style:graphic-properties draw:stroke="none" draw:fill-color="#5eb91e" draw:textarea-horizontal-align="justify" draw:textarea-vertical-align="middle" draw:auto-grow-height="false" fo:min-height="0.841cm" fo:min-width="2.802cm"/>
    </style:style>
    <style:style style:name="gr27" style:family="graphic" style:parent-style-name="standard">
      <style:graphic-properties draw:stroke="none" draw:fill-color="#5eb91e" draw:textarea-horizontal-align="justify" draw:textarea-vertical-align="middle" draw:auto-grow-height="false" fo:min-height="0.786cm" fo:min-width="2.823cm"/>
    </style:style>
    <style:style style:name="gr28" style:family="graphic" style:parent-style-name="standard">
      <style:graphic-properties draw:stroke="none" draw:fill-color="#5eb91e" draw:textarea-horizontal-align="justify" draw:textarea-vertical-align="middle" draw:auto-grow-height="false" fo:min-height="4.322cm" fo:min-width="2.294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-color="#6b5e9b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127622"/>
      <style:paragraph-properties fo:text-align="center"/>
    </style:style>
    <style:style style:name="P9" style:family="paragraph">
      <loext:graphic-properties draw:fill-color="#ff5429"/>
      <style:paragraph-properties fo:text-align="center"/>
    </style:style>
    <style:style style:name="P10" style:family="paragraph">
      <loext:graphic-properties draw:fill-color="#a1467e"/>
      <style:paragraph-properties fo:text-align="center"/>
    </style:style>
    <style:style style:name="P11" style:family="paragraph">
      <loext:graphic-properties draw:fill-color="#5983b0"/>
      <style:paragraph-properties fo:text-align="center"/>
    </style:style>
    <style:style style:name="P12" style:family="paragraph">
      <loext:graphic-properties draw:fill-color="#5eb91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.794cm" svg:x="3.55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1.27cm" draw:transform="rotate (-0.81890848503574) translate (6.008cm 8.1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02cm" svg:height="1.269cm" draw:transform="rotate (-0.81890848503574) translate (2.063cm 8.15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draw:layer="layout" svg:width="2.794cm" svg:height="4.572cm" svg:x="3.302cm" svg:y="8.1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32cm" svg:height="2.794cm" svg:x="13.618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302cm" svg:height="1.091cm" draw:transform="rotate (-1.29922309518458) translate (16.133cm 4.79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23cm" svg:height="1.036cm" draw:transform="skewX (0.0232128790515246) rotate (-1.32121424375971) translate (13.486cm 4.81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2.794cm" svg:height="4.572cm" svg:x="13.36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g>
            <draw:custom-shape draw:style-name="gr6" draw:text-style-name="P4" draw:layer="layout" svg:width="3.302cm" svg:height="1.091cm" draw:transform="rotate (-1.29922309518458) translate (8.38cm 3.015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3.323cm" svg:height="1.036cm" draw:transform="skewX (0.0232128790515246) rotate (-1.32121424375971) translate (5.733cm 3.038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8" draw:text-style-name="P4" draw:layer="layout" svg:width="2.794cm" svg:height="4.572cm" svg:x="5.611cm" svg:y="3.04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6" draw:layer="layout" svg:width="4.76cm" svg:height="3.586cm" svg:x="4.977cm" svg:y="0.599cm">
            <draw:image xlink:href="Pictures/1000020100000258000001C40AD49ECCA3FA2B1C.png" xlink:type="simple" xlink:show="embed" xlink:actuate="onLoad" loext:mime-type="image/png">
              <text:p/>
            </draw:image>
          </draw:frame>
        </draw:g>
        <draw:custom-shape draw:style-name="gr5" draw:text-style-name="P3" draw:layer="layout" svg:width="2.032cm" svg:height="2.794cm" svg:x="23.269cm" svg:y="-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4" draw:layer="layout" svg:width="3.302cm" svg:height="1.091cm" draw:transform="rotate (-1.29922309518458) translate (25.784cm -4.60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3.323cm" svg:height="1.036cm" draw:transform="skewX (0.0232128790515246) rotate (-1.32121424375971) translate (23.137cm -4.58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4" draw:layer="layout" svg:width="2.794cm" svg:height="4.572cm" svg:x="23.015cm" svg:y="-4.57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11" draw:text-style-name="P7" draw:layer="layout" svg:width="3.302cm" svg:height="1.091cm" draw:transform="rotate (-1.29922309518458) translate (15.386cm 2.9cm)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7" draw:layer="layout" svg:width="3.323cm" svg:height="1.036cm" draw:transform="skewX (0.0232128790515246) rotate (-1.32121424375971) translate (12.739cm 2.923cm)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3" draw:text-style-name="P7" draw:layer="layout" svg:width="2.794cm" svg:height="4.572cm" svg:x="12.617cm" svg:y="2.93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0" draw:text-style-name="P6" draw:layer="layout" svg:width="2.302cm" svg:height="2.814cm" svg:x="12.954cm" svg:y="0.439cm">
            <draw:image xlink:href="Pictures/1000020100000171000001C3E1A872855F90355B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4" draw:text-style-name="P8" draw:layer="layout" svg:width="3.302cm" svg:height="1.091cm" draw:transform="rotate (-1.29922309518458) translate (22.736cm 3.447cm)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8" draw:layer="layout" svg:width="3.323cm" svg:height="1.036cm" draw:transform="skewX (0.0232128790515246) rotate (-1.32121424375971) translate (20.089cm 3.47cm)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6" draw:text-style-name="P8" draw:layer="layout" svg:width="2.794cm" svg:height="4.572cm" svg:x="19.967cm" svg:y="3.4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0" draw:text-style-name="P6" draw:layer="layout" svg:width="3.244cm" svg:height="3.733cm" svg:x="19.208cm" svg:y="0.508cm">
            <draw:image xlink:href="Pictures/10000201000001A2000001E10D08AB2F766B462A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7" draw:text-style-name="P9" draw:layer="layout" svg:width="3.302cm" svg:height="1.091cm" draw:transform="rotate (-1.29922309518458) translate (4.194cm 9.47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3.323cm" svg:height="1.036cm" draw:transform="skewX (0.0232128790515246) rotate (-1.32121424375971) translate (1.547cm 9.499cm)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9" draw:text-style-name="P9" draw:layer="layout" svg:width="2.794cm" svg:height="4.572cm" svg:x="1.425cm" svg:y="9.50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0" draw:text-style-name="P6" draw:layer="layout" svg:width="2.251cm" svg:height="3.206cm" svg:x="1.605cm" svg:y="7.032cm">
            <draw:image xlink:href="Pictures/10000201000000F30000015A52365894FBF8DC3C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20" draw:text-style-name="P10" draw:layer="layout" svg:width="3.302cm" svg:height="1.091cm" draw:transform="rotate (-1.29922309518458) translate (11.814cm 9.873cm)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0" draw:layer="layout" svg:width="3.323cm" svg:height="1.036cm" draw:transform="skewX (0.0232128790515246) rotate (-1.32121424375971) translate (9.167cm 9.896cm)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22" draw:text-style-name="P10" draw:layer="layout" svg:width="2.794cm" svg:height="4.572cm" svg:x="9.045cm" svg:y="9.90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0" draw:text-style-name="P6" draw:layer="layout" svg:width="3.556cm" svg:height="3.945cm" svg:x="8.636cm" svg:y="6.944cm">
            <draw:image xlink:href="Pictures/1000020100000292000002DA75A7B952B06C5F52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23" draw:text-style-name="P11" draw:layer="layout" svg:width="3.302cm" svg:height="1.091cm" draw:transform="rotate (-1.29922309518458) translate (17.878cm 10.295cm)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1" draw:layer="layout" svg:width="3.323cm" svg:height="1.036cm" draw:transform="skewX (0.0232128790515246) rotate (-1.32121424375971) translate (15.231cm 10.318cm)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25" draw:text-style-name="P11" draw:layer="layout" svg:width="2.794cm" svg:height="4.572cm" svg:x="15.109cm" svg:y="10.32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0" draw:text-style-name="P6" draw:layer="layout" svg:width="3.695cm" svg:height="4.199cm" svg:x="14.496cm" svg:y="7.874cm">
            <draw:image xlink:href="Pictures/100002010000013B00000166D27E52F0C634C404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26" draw:text-style-name="P12" draw:layer="layout" svg:width="3.302cm" svg:height="1.091cm" draw:transform="rotate (-1.29922309518458) translate (26.546cm 9.619cm)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2" draw:layer="layout" svg:width="3.323cm" svg:height="1.036cm" draw:transform="skewX (0.0232128790515246) rotate (-1.32121424375971) translate (23.899cm 9.642cm)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28" draw:text-style-name="P12" draw:layer="layout" svg:width="2.794cm" svg:height="4.572cm" svg:x="23.777cm" svg:y="9.652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0" draw:text-style-name="P6" draw:layer="layout" svg:width="2.691cm" svg:height="3.798cm" svg:x="23.991cm" svg:y="6.962cm">
            <draw:image xlink:href="Pictures/1000020100000109000001762712A15BC7291DDC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8T01:55:04.618439268</meta:creation-date>
    <dc:date>2020-05-05T18:22:34.779906131</dc:date>
    <meta:editing-duration>PT2H56M13S</meta:editing-duration>
    <meta:editing-cycles>18</meta:editing-cycles>
    <meta:generator>LibreOffice/6.3.5.2$Linux_X86_64 LibreOffice_project/30$Build-2</meta:generator>
    <meta:document-statistic meta:object-count="86"/>
  </office:meta>
</office:document-meta>
</file>